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rtition0:</text:p>
          </table:table-cell>
          <table:table-cell office:value-type="float" office:value="1.59854" calcext:value-type="float">
            <text:p>1.59854</text:p>
          </table:table-cell>
          <table:table-cell office:value-type="string" calcext:value-type="string">
            <text:p>partition1:</text:p>
          </table:table-cell>
          <table:table-cell office:value-type="float" office:value="1.45156" calcext:value-type="float">
            <text:p>1.45156</text:p>
          </table:table-cell>
          <table:table-cell table:formula="of:=MAX([.B1];[.D1])" office:value-type="float" office:value="1.59854" calcext:value-type="float">
            <text:p>1.59854</text:p>
          </table:table-cell>
          <table:table-cell/>
          <table:table-cell table:formula="of:=[.B1]+[.D1]" office:value-type="float" office:value="3.0501" calcext:value-type="float">
            <text:p>3.0501</text:p>
          </table:table-cell>
          <table:table-cell table:formula="of:=[.E1]*2" office:value-type="float" office:value="3.19708" calcext:value-type="float">
            <text:p>3.19708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11413" calcext:value-type="float">
            <text:p>1.11413</text:p>
          </table:table-cell>
          <table:table-cell office:value-type="string" calcext:value-type="string">
            <text:p>partition1:</text:p>
          </table:table-cell>
          <table:table-cell office:value-type="float" office:value="1.09821" calcext:value-type="float">
            <text:p>1.09821</text:p>
          </table:table-cell>
          <table:table-cell table:formula="of:=MAX([.B2];[.D2])" office:value-type="float" office:value="1.11413" calcext:value-type="float">
            <text:p>1.11413</text:p>
          </table:table-cell>
          <table:table-cell/>
          <table:table-cell table:formula="of:=[.B2]+[.D2]" office:value-type="float" office:value="2.21234" calcext:value-type="float">
            <text:p>2.21234</text:p>
          </table:table-cell>
          <table:table-cell table:formula="of:=[.E2]*2" office:value-type="float" office:value="2.22826" calcext:value-type="float">
            <text:p>2.22826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17216" calcext:value-type="float">
            <text:p>1.17216</text:p>
          </table:table-cell>
          <table:table-cell office:value-type="string" calcext:value-type="string">
            <text:p>partition1:</text:p>
          </table:table-cell>
          <table:table-cell office:value-type="float" office:value="1.17524" calcext:value-type="float">
            <text:p>1.17524</text:p>
          </table:table-cell>
          <table:table-cell table:formula="of:=MAX([.B3];[.D3])" office:value-type="float" office:value="1.17524" calcext:value-type="float">
            <text:p>1.17524</text:p>
          </table:table-cell>
          <table:table-cell/>
          <table:table-cell table:formula="of:=[.B3]+[.D3]" office:value-type="float" office:value="2.3474" calcext:value-type="float">
            <text:p>2.3474</text:p>
          </table:table-cell>
          <table:table-cell table:formula="of:=[.E3]*2" office:value-type="float" office:value="2.35048" calcext:value-type="float">
            <text:p>2.35048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23814" calcext:value-type="float">
            <text:p>1.23814</text:p>
          </table:table-cell>
          <table:table-cell office:value-type="string" calcext:value-type="string">
            <text:p>partition1:</text:p>
          </table:table-cell>
          <table:table-cell office:value-type="float" office:value="1.2675" calcext:value-type="float">
            <text:p>1.2675</text:p>
          </table:table-cell>
          <table:table-cell table:formula="of:=MAX([.B4];[.D4])" office:value-type="float" office:value="1.2675" calcext:value-type="float">
            <text:p>1.2675</text:p>
          </table:table-cell>
          <table:table-cell/>
          <table:table-cell table:formula="of:=[.B4]+[.D4]" office:value-type="float" office:value="2.50564" calcext:value-type="float">
            <text:p>2.50564</text:p>
          </table:table-cell>
          <table:table-cell table:formula="of:=[.E4]*2" office:value-type="float" office:value="2.535" calcext:value-type="float">
            <text:p>2.535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36223" calcext:value-type="float">
            <text:p>1.36223</text:p>
          </table:table-cell>
          <table:table-cell office:value-type="string" calcext:value-type="string">
            <text:p>partition1:</text:p>
          </table:table-cell>
          <table:table-cell office:value-type="float" office:value="1.3427" calcext:value-type="float">
            <text:p>1.3427</text:p>
          </table:table-cell>
          <table:table-cell table:formula="of:=MAX([.B5];[.D5])" office:value-type="float" office:value="1.36223" calcext:value-type="float">
            <text:p>1.36223</text:p>
          </table:table-cell>
          <table:table-cell/>
          <table:table-cell table:formula="of:=[.B5]+[.D5]" office:value-type="float" office:value="2.70493" calcext:value-type="float">
            <text:p>2.70493</text:p>
          </table:table-cell>
          <table:table-cell table:formula="of:=[.E5]*2" office:value-type="float" office:value="2.72446" calcext:value-type="float">
            <text:p>2.72446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3912" calcext:value-type="float">
            <text:p>1.3912</text:p>
          </table:table-cell>
          <table:table-cell office:value-type="string" calcext:value-type="string">
            <text:p>partition1:</text:p>
          </table:table-cell>
          <table:table-cell office:value-type="float" office:value="1.41519" calcext:value-type="float">
            <text:p>1.41519</text:p>
          </table:table-cell>
          <table:table-cell table:formula="of:=MAX([.B6];[.D6])" office:value-type="float" office:value="1.41519" calcext:value-type="float">
            <text:p>1.41519</text:p>
          </table:table-cell>
          <table:table-cell/>
          <table:table-cell table:formula="of:=[.B6]+[.D6]" office:value-type="float" office:value="2.80639" calcext:value-type="float">
            <text:p>2.80639</text:p>
          </table:table-cell>
          <table:table-cell table:formula="of:=[.E6]*2" office:value-type="float" office:value="2.83038" calcext:value-type="float">
            <text:p>2.83038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0.935485" calcext:value-type="float">
            <text:p>0.935485</text:p>
          </table:table-cell>
          <table:table-cell office:value-type="string" calcext:value-type="string">
            <text:p>partition1:</text:p>
          </table:table-cell>
          <table:table-cell office:value-type="float" office:value="0.878455" calcext:value-type="float">
            <text:p>0.878455</text:p>
          </table:table-cell>
          <table:table-cell table:formula="of:=MAX([.B7];[.D7])" office:value-type="float" office:value="0.935485" calcext:value-type="float">
            <text:p>0.935485</text:p>
          </table:table-cell>
          <table:table-cell/>
          <table:table-cell table:formula="of:=[.B7]+[.D7]" office:value-type="float" office:value="1.81394" calcext:value-type="float">
            <text:p>1.81394</text:p>
          </table:table-cell>
          <table:table-cell table:formula="of:=[.E7]*2" office:value-type="float" office:value="1.87097" calcext:value-type="float">
            <text:p>1.87097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09683" calcext:value-type="float">
            <text:p>1.09683</text:p>
          </table:table-cell>
          <table:table-cell office:value-type="string" calcext:value-type="string">
            <text:p>partition1:</text:p>
          </table:table-cell>
          <table:table-cell office:value-type="float" office:value="1.05882" calcext:value-type="float">
            <text:p>1.05882</text:p>
          </table:table-cell>
          <table:table-cell table:formula="of:=MAX([.B8];[.D8])" office:value-type="float" office:value="1.09683" calcext:value-type="float">
            <text:p>1.09683</text:p>
          </table:table-cell>
          <table:table-cell/>
          <table:table-cell table:formula="of:=[.B8]+[.D8]" office:value-type="float" office:value="2.15565" calcext:value-type="float">
            <text:p>2.15565</text:p>
          </table:table-cell>
          <table:table-cell table:formula="of:=[.E8]*2" office:value-type="float" office:value="2.19366" calcext:value-type="float">
            <text:p>2.19366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21007" calcext:value-type="float">
            <text:p>1.21007</text:p>
          </table:table-cell>
          <table:table-cell office:value-type="string" calcext:value-type="string">
            <text:p>partition1:</text:p>
          </table:table-cell>
          <table:table-cell office:value-type="float" office:value="1.18144" calcext:value-type="float">
            <text:p>1.18144</text:p>
          </table:table-cell>
          <table:table-cell table:formula="of:=MAX([.B9];[.D9])" office:value-type="float" office:value="1.21007" calcext:value-type="float">
            <text:p>1.21007</text:p>
          </table:table-cell>
          <table:table-cell/>
          <table:table-cell table:formula="of:=[.B9]+[.D9]" office:value-type="float" office:value="2.39151" calcext:value-type="float">
            <text:p>2.39151</text:p>
          </table:table-cell>
          <table:table-cell table:formula="of:=[.E9]*2" office:value-type="float" office:value="2.42014" calcext:value-type="float">
            <text:p>2.42014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51958" calcext:value-type="float">
            <text:p>1.51958</text:p>
          </table:table-cell>
          <table:table-cell office:value-type="string" calcext:value-type="string">
            <text:p>partition1:</text:p>
          </table:table-cell>
          <table:table-cell office:value-type="float" office:value="1.46241" calcext:value-type="float">
            <text:p>1.46241</text:p>
          </table:table-cell>
          <table:table-cell table:formula="of:=MAX([.B10];[.D10])" office:value-type="float" office:value="1.51958" calcext:value-type="float">
            <text:p>1.51958</text:p>
          </table:table-cell>
          <table:table-cell/>
          <table:table-cell table:formula="of:=[.B10]+[.D10]" office:value-type="float" office:value="2.98199" calcext:value-type="float">
            <text:p>2.98199</text:p>
          </table:table-cell>
          <table:table-cell table:formula="of:=[.E10]*2" office:value-type="float" office:value="3.03916" calcext:value-type="float">
            <text:p>3.03916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44935" calcext:value-type="float">
            <text:p>1.44935</text:p>
          </table:table-cell>
          <table:table-cell office:value-type="string" calcext:value-type="string">
            <text:p>partition1:</text:p>
          </table:table-cell>
          <table:table-cell office:value-type="float" office:value="1.45198" calcext:value-type="float">
            <text:p>1.45198</text:p>
          </table:table-cell>
          <table:table-cell table:formula="of:=MAX([.B11];[.D11])" office:value-type="float" office:value="1.45198" calcext:value-type="float">
            <text:p>1.45198</text:p>
          </table:table-cell>
          <table:table-cell/>
          <table:table-cell table:formula="of:=[.B11]+[.D11]" office:value-type="float" office:value="2.90133" calcext:value-type="float">
            <text:p>2.90133</text:p>
          </table:table-cell>
          <table:table-cell table:formula="of:=[.E11]*2" office:value-type="float" office:value="2.90396" calcext:value-type="float">
            <text:p>2.90396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5178" calcext:value-type="float">
            <text:p>1.5178</text:p>
          </table:table-cell>
          <table:table-cell office:value-type="string" calcext:value-type="string">
            <text:p>partition1:</text:p>
          </table:table-cell>
          <table:table-cell office:value-type="float" office:value="1.49218" calcext:value-type="float">
            <text:p>1.49218</text:p>
          </table:table-cell>
          <table:table-cell table:formula="of:=MAX([.B12];[.D12])" office:value-type="float" office:value="1.5178" calcext:value-type="float">
            <text:p>1.5178</text:p>
          </table:table-cell>
          <table:table-cell/>
          <table:table-cell table:formula="of:=[.B12]+[.D12]" office:value-type="float" office:value="3.00998" calcext:value-type="float">
            <text:p>3.00998</text:p>
          </table:table-cell>
          <table:table-cell table:formula="of:=[.E12]*2" office:value-type="float" office:value="3.0356" calcext:value-type="float">
            <text:p>3.0356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44071" calcext:value-type="float">
            <text:p>1.44071</text:p>
          </table:table-cell>
          <table:table-cell office:value-type="string" calcext:value-type="string">
            <text:p>partition1:</text:p>
          </table:table-cell>
          <table:table-cell office:value-type="float" office:value="1.43919" calcext:value-type="float">
            <text:p>1.43919</text:p>
          </table:table-cell>
          <table:table-cell table:formula="of:=MAX([.B13];[.D13])" office:value-type="float" office:value="1.44071" calcext:value-type="float">
            <text:p>1.44071</text:p>
          </table:table-cell>
          <table:table-cell/>
          <table:table-cell table:formula="of:=[.B13]+[.D13]" office:value-type="float" office:value="2.8799" calcext:value-type="float">
            <text:p>2.8799</text:p>
          </table:table-cell>
          <table:table-cell table:formula="of:=[.E13]*2" office:value-type="float" office:value="2.88142" calcext:value-type="float">
            <text:p>2.88142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64627" calcext:value-type="float">
            <text:p>1.64627</text:p>
          </table:table-cell>
          <table:table-cell office:value-type="string" calcext:value-type="string">
            <text:p>partition1:</text:p>
          </table:table-cell>
          <table:table-cell office:value-type="float" office:value="1.60248" calcext:value-type="float">
            <text:p>1.60248</text:p>
          </table:table-cell>
          <table:table-cell table:formula="of:=MAX([.B14];[.D14])" office:value-type="float" office:value="1.64627" calcext:value-type="float">
            <text:p>1.64627</text:p>
          </table:table-cell>
          <table:table-cell/>
          <table:table-cell table:formula="of:=[.B14]+[.D14]" office:value-type="float" office:value="3.24875" calcext:value-type="float">
            <text:p>3.24875</text:p>
          </table:table-cell>
          <table:table-cell table:formula="of:=[.E14]*2" office:value-type="float" office:value="3.29254" calcext:value-type="float">
            <text:p>3.29254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47735" calcext:value-type="float">
            <text:p>1.47735</text:p>
          </table:table-cell>
          <table:table-cell office:value-type="string" calcext:value-type="string">
            <text:p>partition1:</text:p>
          </table:table-cell>
          <table:table-cell office:value-type="float" office:value="1.46398" calcext:value-type="float">
            <text:p>1.46398</text:p>
          </table:table-cell>
          <table:table-cell table:formula="of:=MAX([.B15];[.D15])" office:value-type="float" office:value="1.47735" calcext:value-type="float">
            <text:p>1.47735</text:p>
          </table:table-cell>
          <table:table-cell/>
          <table:table-cell table:formula="of:=[.B15]+[.D15]" office:value-type="float" office:value="2.94133" calcext:value-type="float">
            <text:p>2.94133</text:p>
          </table:table-cell>
          <table:table-cell table:formula="of:=[.E15]*2" office:value-type="float" office:value="2.9547" calcext:value-type="float">
            <text:p>2.9547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46661" calcext:value-type="float">
            <text:p>1.46661</text:p>
          </table:table-cell>
          <table:table-cell office:value-type="string" calcext:value-type="string">
            <text:p>partition1:</text:p>
          </table:table-cell>
          <table:table-cell office:value-type="float" office:value="1.42622" calcext:value-type="float">
            <text:p>1.42622</text:p>
          </table:table-cell>
          <table:table-cell table:formula="of:=MAX([.B16];[.D16])" office:value-type="float" office:value="1.46661" calcext:value-type="float">
            <text:p>1.46661</text:p>
          </table:table-cell>
          <table:table-cell/>
          <table:table-cell table:formula="of:=[.B16]+[.D16]" office:value-type="float" office:value="2.89283" calcext:value-type="float">
            <text:p>2.89283</text:p>
          </table:table-cell>
          <table:table-cell table:formula="of:=[.E16]*2" office:value-type="float" office:value="2.93322" calcext:value-type="float">
            <text:p>2.93322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0418" calcext:value-type="float">
            <text:p>1.0418</text:p>
          </table:table-cell>
          <table:table-cell office:value-type="string" calcext:value-type="string">
            <text:p>partition1:</text:p>
          </table:table-cell>
          <table:table-cell office:value-type="float" office:value="1.02962" calcext:value-type="float">
            <text:p>1.02962</text:p>
          </table:table-cell>
          <table:table-cell table:formula="of:=MAX([.B17];[.D17])" office:value-type="float" office:value="1.0418" calcext:value-type="float">
            <text:p>1.0418</text:p>
          </table:table-cell>
          <table:table-cell/>
          <table:table-cell table:formula="of:=[.B17]+[.D17]" office:value-type="float" office:value="2.07142" calcext:value-type="float">
            <text:p>2.07142</text:p>
          </table:table-cell>
          <table:table-cell table:formula="of:=[.E17]*2" office:value-type="float" office:value="2.0836" calcext:value-type="float">
            <text:p>2.0836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0.947991" calcext:value-type="float">
            <text:p>0.947991</text:p>
          </table:table-cell>
          <table:table-cell office:value-type="string" calcext:value-type="string">
            <text:p>partition1:</text:p>
          </table:table-cell>
          <table:table-cell office:value-type="float" office:value="0.943638" calcext:value-type="float">
            <text:p>0.943638</text:p>
          </table:table-cell>
          <table:table-cell table:formula="of:=MAX([.B18];[.D18])" office:value-type="float" office:value="0.947991" calcext:value-type="float">
            <text:p>0.947991</text:p>
          </table:table-cell>
          <table:table-cell/>
          <table:table-cell table:formula="of:=[.B18]+[.D18]" office:value-type="float" office:value="1.891629" calcext:value-type="float">
            <text:p>1.891629</text:p>
          </table:table-cell>
          <table:table-cell table:formula="of:=[.E18]*2" office:value-type="float" office:value="1.895982" calcext:value-type="float">
            <text:p>1.895982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03129" calcext:value-type="float">
            <text:p>1.03129</text:p>
          </table:table-cell>
          <table:table-cell office:value-type="string" calcext:value-type="string">
            <text:p>partition1:</text:p>
          </table:table-cell>
          <table:table-cell office:value-type="float" office:value="0.981002" calcext:value-type="float">
            <text:p>0.981002</text:p>
          </table:table-cell>
          <table:table-cell table:formula="of:=MAX([.B19];[.D19])" office:value-type="float" office:value="1.03129" calcext:value-type="float">
            <text:p>1.03129</text:p>
          </table:table-cell>
          <table:table-cell/>
          <table:table-cell table:formula="of:=[.B19]+[.D19]" office:value-type="float" office:value="2.012292" calcext:value-type="float">
            <text:p>2.012292</text:p>
          </table:table-cell>
          <table:table-cell table:formula="of:=[.E19]*2" office:value-type="float" office:value="2.06258" calcext:value-type="float">
            <text:p>2.06258</text:p>
          </table:table-cell>
        </table:table-row>
        <table:table-row table:style-name="ro1">
          <table:table-cell office:value-type="string" calcext:value-type="string">
            <text:p>partition0:</text:p>
          </table:table-cell>
          <table:table-cell office:value-type="float" office:value="1.05637" calcext:value-type="float">
            <text:p>1.05637</text:p>
          </table:table-cell>
          <table:table-cell office:value-type="string" calcext:value-type="string">
            <text:p>partition1:</text:p>
          </table:table-cell>
          <table:table-cell office:value-type="float" office:value="1.00211" calcext:value-type="float">
            <text:p>1.00211</text:p>
          </table:table-cell>
          <table:table-cell table:formula="of:=MAX([.B20];[.D20])" office:value-type="float" office:value="1.05637" calcext:value-type="float">
            <text:p>1.05637</text:p>
          </table:table-cell>
          <table:table-cell/>
          <table:table-cell table:formula="of:=[.B20]+[.D20]" office:value-type="float" office:value="2.05848" calcext:value-type="float">
            <text:p>2.05848</text:p>
          </table:table-cell>
          <table:table-cell table:formula="of:=[.E20]*2" office:value-type="float" office:value="2.11274" calcext:value-type="float">
            <text:p>2.1127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1:.G20])" office:value-type="float" office:value="50.877831" calcext:value-type="float">
            <text:p>50.877831</text:p>
          </table:table-cell>
          <table:table-cell table:formula="of:=SUM([.H1:.H20])" office:value-type="float" office:value="51.545932" calcext:value-type="float">
            <text:p>51.5459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9:52:21.282542078</meta:creation-date>
    <dc:date>2018-04-12T20:11:18.995046188</dc:date>
    <meta:editing-duration>PT8M47S</meta:editing-duration>
    <meta:editing-cycles>1</meta:editing-cycles>
    <meta:document-statistic meta:table-count="1" meta:cell-count="142" meta:object-count="0"/>
    <meta:generator>LibreOffice/5.1.6.2$Linux_X86_64 LibreOffice_project/10m0$Build-2</meta:generator>
  </office:meta>
</office:document-meta>
</file>